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6.01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44.16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283.44pt"/>
    </style:style>
    <style:style style:name="co6" style:family="table-column">
      <style:table-column-properties fo:break-before="auto" style:column-width="337.95pt"/>
    </style:style>
    <style:style style:name="co7" style:family="table-column">
      <style:table-column-properties fo:break-before="auto" style:column-width="513.04pt"/>
    </style:style>
    <style:style style:name="co8" style:family="table-column">
      <style:table-column-properties fo:break-before="auto" style:column-width="51.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ext-properties fo:color="#dddddd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XML</text:p>
          </table:table-cell>
          <table:table-cell table:style-name="ce1" table:number-columns-repeated="2"/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ource</text:p>
          </table:table-cell>
          <table:table-cell table:style-name="ce1" office:value-type="string" calcext:value-type="string">
            <text:p>SIR Fo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_NUMBER</text:p>
          </table:table-cell>
          <table:table-cell office:value-type="string" calcext:value-type="string">
            <text:p>charac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ronto Fire Incident Number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vent typ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16802" calcext:value-type="float">
            <text:p>16802</text:p>
          </table:table-cell>
          <table:table-cell office:value-type="string" calcext:value-type="string">
            <text:p>DISPATCH 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IV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ARRIVE_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TYPE_CD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vent type cod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_STREE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420556" calcext:value-type="float">
            <text:p>420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_STREET</text:p>
          </table:table-cell>
          <table:table-cell table:number-columns-repeated="2"/>
          <table:table-cell office:value-type="float" office:value="390349" calcext:value-type="float">
            <text:p>390349</text:p>
          </table:table-cell>
          <table:table-cell office:value-type="string" calcext:value-type="string">
            <text:p>Main Street of Incident (blank for medical calls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A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355138" calcext:value-type="float">
            <text:p>355138</text:p>
          </table:table-cell>
          <table:table-cell office:value-type="string" calcext:value-type="string">
            <text:p>Closest Cross Street (if available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_UNI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pparatus Respondin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_DEPT_INCIDENT</text:p>
          </table:table-cell>
          <table:table-cell table:style-name="ce4" table:number-columns-repeated="3"/>
          <table:table-cell table:style-name="ce4" office:value-type="string" calcext:value-type="string">
            <text:p>SIR Fire Department Incident Number</text:p>
          </table:table-cell>
          <table:table-cell table:style-name="ce4" office:value-type="string" calcext:value-type="string">
            <text:p>Standard Incident Report</text:p>
          </table:table-cell>
          <table:table-cell table:style-name="ce4" office:value-type="string" calcext:value-type="string">
            <text:p>Fire Dept Incident #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FD_STATIO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 Department Station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S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M_INVESTIGATIONS_CONTACTED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FM Investigation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FM Investations contac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D_TO_FROM_OTHER_DEP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id to/from other fire department(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_DATE</text:p>
          </table:table-cell>
          <table:table-cell office:value-type="string" calcext:value-type="string">
            <text:p>charac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te Of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ate Of Inc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UNIT_PERSONN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personnel responding on first apparatu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unit # pers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_NUM_PERSONN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tal number of personnel responding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Total # pers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KM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timated distance from station to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KM. distanc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ARM_TO_FD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Alarm to F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PONSE_TYPE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Respons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tal number of person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Resc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_INJURI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fighters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inju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_FATALITI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fighter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fatalit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HOUR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MIN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SEC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DATE</text:p>
          </table:table-cell>
          <table:table-cell table:number-columns-repeated="2"/>
          <table:table-cell office:value-type="float" office:value="143269" calcext:value-type="float">
            <text:p>143269</text:p>
          </table:table-cell>
          <table:table-cell office:value-type="string" calcext:value-type="string">
            <text:p>Date fire under control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HOUR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MIN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SEC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US_ON_ARRIVAL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Status_on_arriv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W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CONTRO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9863" calcext:value-type="float">
            <text:p>986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roperty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EA_OF_ORIGI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rea Of Ori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NITION_SOUR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gnition Source/Equ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EL_OF_IGNITION_SOUR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uel/Energy of Ignition 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_OR_MATERIAL_FIRST_IGNITED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bject/Material first igni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IBLE_CAUS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_PURPOS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8631" calcext:value-type="float">
            <text:p>71863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Purp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_FUE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8631" calcext:value-type="float">
            <text:p>71863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F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LO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timated los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imated $ loss (dollars onl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URANCE_ESTIMAT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7958" calcext:value-type="float">
            <text:p>707958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sur Est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VALUE_AT_RISK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7958" calcext:value-type="float">
            <text:p>707958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total value at ri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ILIAN_FIRE_INJURY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ivilian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Inju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ILIAN_FIRE_FATALITY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ivilian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Fatalit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CHILDRE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children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Childr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ADUL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adult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Adul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SENIOR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senior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Senio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1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2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323" calcext:value-type="float">
            <text:p>72032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3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363" calcext:value-type="float">
            <text:p>72036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FIRE_CONTRO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Fire 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Evacu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_REASON_1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_REASON_2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265" calcext:value-type="float">
            <text:p>72026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s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431" calcext:value-type="float">
            <text:p>719431</text:p>
          </table:table-cell>
          <table:table-cell table:formula="of:=[.A66] &amp; &quot; contacted&quot;" office:value-type="string" office:string-value="OPP contacted" calcext:value-type="string">
            <text:p>OPP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O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011" calcext:value-type="float">
            <text:p>719011</text:p>
          </table:table-cell>
          <table:table-cell table:formula="of:=[.A67] &amp; &quot; contacted&quot;" office:value-type="string" office:string-value="MOE contacted" calcext:value-type="string">
            <text:p>MO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822" calcext:value-type="float">
            <text:p>719822</text:p>
          </table:table-cell>
          <table:table-cell table:formula="of:=[.A68] &amp; &quot; contacted&quot;" office:value-type="string" office:string-value="TSSA contacted" calcext:value-type="string">
            <text:p>TS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TS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080" calcext:value-type="float">
            <text:p>720080</text:p>
          </table:table-cell>
          <table:table-cell table:formula="of:=[.A69] &amp; &quot; contacted&quot;" office:value-type="string" office:string-value="ESA contacted" calcext:value-type="string">
            <text:p>E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080" calcext:value-type="float">
            <text:p>720080</text:p>
          </table:table-cell>
          <table:table-cell table:formula="of:=[.A70] &amp; &quot; contacted&quot;" office:value-type="string" office:string-value="MOL contacted" calcext:value-type="string">
            <text:p>MOL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325" calcext:value-type="float">
            <text:p>720325</text:p>
          </table:table-cell>
          <table:table-cell table:formula="of:=[.A71] &amp; &quot; contacted&quot;" office:value-type="string" office:string-value="EMS contacted" calcext:value-type="string">
            <text:p>EM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UTE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138" calcext:value-type="float">
            <text:p>720138</text:p>
          </table:table-cell>
          <table:table-cell table:formula="of:=[.A72] &amp; &quot; contacted&quot;" office:value-type="string" office:string-value="CANUTEC contacted" calcext:value-type="string">
            <text:p>CANUTEC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CANUT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5150" calcext:value-type="float">
            <text:p>715150</text:p>
          </table:table-cell>
          <table:table-cell table:formula="of:=[.A73] &amp; &quot; contacted&quot;" office:value-type="string" office:string-value="GAS contacted" calcext:value-type="string">
            <text:p>GA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G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DRO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5966" calcext:value-type="float">
            <text:p>715966</text:p>
          </table:table-cell>
          <table:table-cell table:formula="of:=[.A74] &amp; &quot; contacted&quot;" office:value-type="string" office:string-value="HYDRO contacted" calcext:value-type="string">
            <text:p>HYDRO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HYD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BUILDING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142" calcext:value-type="float">
            <text:p>720142</text:p>
          </table:table-cell>
          <table:table-cell office:value-type="string" calcext:value-type="string">
            <text:p>Municipal Building Off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ipal Bldg Off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HEALTH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008" calcext:value-type="float">
            <text:p>719008</text:p>
          </table:table-cell>
          <table:table-cell office:value-type="string" calcext:value-type="string">
            <text:p>Municipal Health Unit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Health 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POL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8973" calcext:value-type="float">
            <text:p>718973</text:p>
          </table:table-cell>
          <table:table-cell office:value-type="string" calcext:value-type="string">
            <text:p>Municipal Pol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Pol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7388" calcext:value-type="float">
            <text:p>717388</text:p>
          </table:table-cell>
          <table:table-cell office:value-type="string" calcext:value-type="string">
            <text:p>Other Party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DETEC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4" calcext:value-type="float">
            <text:p>711584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Det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T_FIR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xtent of f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T_SMOK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spr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NUM_PERSONS_DISPLACED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Estimated number of persons displac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# of persons displac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IBLE_BUSINESS_IMPAC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Bus. Imp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"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mpl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_STATU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TATU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EIGH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He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_OF_ORIGI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Level Of Ori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_OF_STRUCTUR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ge of Struc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PRESENCE_AND_OPERATION_MAIN_FLOOR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presence and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FAILURE_TO_OPERAT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failure to oper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OTHER_FLOOR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other floor(s) prsence and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ON_ALL_FLOOR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every le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IMPACT_ON_EVAC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mpact of alarm operation on persons at risk of injury Evac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OKE_ALARM_IMPACT_ON_NUM_EVAC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umber of persons evacuated as a result of hearing alarm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Impact of alarm operation on persons at risk of injury <text:s/># Eva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Pres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OPER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IMPAC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Impact of system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KLER_SYSTEM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pres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KLER_SYSTEM_ACTIV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activation</text:p>
          </table:table-cell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Responding Units\CAD_UNIT_ID</text:p>
          </table:table-cell>
          <table:table-cell table:number-columns-repeated="3"/>
          <table:table-cell table:style-name="ce9" office:value-type="string" calcext:value-type="string">
            <text:p>Unit ID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DISPATCH_TIME</text:p>
          </table:table-cell>
          <table:table-cell table:number-columns-repeated="3"/>
          <table:table-cell table:style-name="ce9" office:value-type="string" calcext:value-type="string">
            <text:p>Dispatch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ENROUTE_TIME</text:p>
          </table:table-cell>
          <table:table-cell table:number-columns-repeated="3"/>
          <table:table-cell table:style-name="ce8" office:value-type="string" calcext:value-type="string">
            <text:p>Enroute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ARRIVE_TIME</text:p>
          </table:table-cell>
          <table:table-cell table:number-columns-repeated="3"/>
          <table:table-cell table:style-name="ce8" office:value-type="string" calcext:value-type="string">
            <text:p>Arrival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CLEAR_TIME</text:p>
          </table:table-cell>
          <table:table-cell table:number-columns-repeated="3"/>
          <table:table-cell table:style-name="ce8" office:value-type="string" calcext:value-type="string">
            <text:p>Clear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2.$A$1" table:cell-range-address="$Sheet2.$A$1:.$G$113"/>
        </table:named-expressions>
      </table:table>
      <table:named-expressions/>
      <table:database-ranges>
        <table:database-range table:name="__Anonymous_Sheet_DB__0" table:target-range-address="Sheet2.A1:Sheet2.G11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4:47.5090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stru</meta:initial-creator>
    <meta:creation-date>2015-08-25T18:06:19</meta:creation-date>
    <dc:date>2018-06-29T07:55:27.063613000</dc:date>
    <meta:generator>LibreOffice/5.2.2.2$MacOSX_X86_64 LibreOffice_project/8f96e87c890bf8fa77463cd4b640a2312823f3ad</meta:generator>
    <meta:editing-duration>PT17H21M35S</meta:editing-duration>
    <meta:editing-cycles>57</meta:editing-cycles>
    <meta:document-statistic meta:table-count="1" meta:cell-count="629" meta:object-count="0"/>
    <meta:user-defined meta:name="AppVersion">12.0000</meta:user-defined>
    <meta:user-defined meta:name="Company">M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